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1f2c8a" officeooo:paragraph-rsid="001f2c8a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fa558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ward Horne</text:p>
      <text:p text:style-name="P1">4019 Apalachee Pkwy</text:p>
      <text:p text:style-name="P1">Tallahassee, FL 32311</text:p>
      <text:p text:style-name="P1">browardhorne@gmail.com</text:p>
      <text:p text:style-name="Text_20_body"><text:span text:style-name="T1"/></text:p>
      <text:p text:style-name="Text_20_body"><text:span text:style-name="T1"/></text:p>
      <text:p text:style-name="Text_20_body"><text:span text:style-name="T1">We are no longer simply debating currencies or financial products — we are entering a </text:span><text:span text:style-name="Strong_20_Emphasis"><text:span text:style-name="T1">monetary infrastructure transition</text:span></text:span><text:span text:style-name="T1">. Like prior transitions in American history, from state-chartered banks to national banks, or from railroads to integrated logistics networks, this transition is fundamentally about </text:span><text:span text:style-name="Strong_20_Emphasis"><text:span text:style-name="T1">how monetary systems are structured, governed, and stabilized</text:span></text:span><text:span text:style-name="T1"> beneath the visible surface of commerce.</text:span></text:p>
      <text:p text:style-name="Text_20_body"><text:span text:style-name="T1"/></text:p>
      <text:p text:style-name="Text_20_body"><text:span text:style-name="T2">Gr</text:span><text:span text:style-name="T1">owing stress on centralized monetary systems — excessive debt, politicized monetary policy, and systemic fragility — is creating an opportunity for </text:span><text:span text:style-name="Strong_20_Emphasis"><text:span text:style-name="T1">state-level sovereign monetary nodes</text:span></text:span><text:span text:style-name="T1"> to emerge: stable, asset-backed, jurisdictionally controlled depository frameworks capable of restoring discipline and resilience to the American financial system.</text:span></text:p>
      <text:p text:style-name="Text_20_body"><text:span text:style-name="T1"/></text:p>
      <text:p text:style-name="Text_20_body"><text:span text:style-name="T1">This is not a currency replacement. It is </text:span><text:span text:style-name="Strong_20_Emphasis"><text:span text:style-name="T1">monetary architecture reform</text:span></text:span><text:span text:style-name="T1"> — where new legal, technical, and sovereign tools allow individual states to reinforce monetary stability without challenging federal sovereignty. The correct historical parallel is not Bitcoin; it is the Industrial Revolution's banking consolidation phase — where enduring wealth and institutional durability emerged only after speculative excess collapsed. We are now standing at that same structural doorway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3:25:23.350229655</meta:creation-date>
    <dc:date>2025-06-18T10:57:54.143321173</dc:date>
    <meta:editing-duration>PT3M49S</meta:editing-duration>
    <meta:editing-cycles>2</meta:editing-cycles>
    <meta:generator>LibreOffice/24.2.7.2$Linux_X86_64 LibreOffice_project/420$Build-2</meta:generator>
    <meta:print-date>2025-06-18T10:57:50.922725856</meta:print-date>
    <meta:document-statistic meta:table-count="0" meta:image-count="0" meta:object-count="0" meta:page-count="1" meta:paragraph-count="7" meta:word-count="171" meta:character-count="1312" meta:non-whitespace-character-count="1143"/>
  </office:meta>
</office:document-meta>
</file>